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5417in" fo:margin-left="-0.0104in" fo:margin-right="-0.0313in" fo:margin-top="0in" fo:margin-bottom="0in" style:page-number="auto" table:align="margins" style:writing-mode="lr-tb"/>
    </style:style>
    <style:style style:name="Table1.A" style:family="table-column">
      <style:table-column-properties style:column-width="2.2958in" style:rel-column-width="3306*"/>
    </style:style>
    <style:style style:name="Table1.B" style:family="table-column">
      <style:table-column-properties style:column-width="2.0021in" style:rel-column-width="2883*"/>
    </style:style>
    <style:style style:name="Table1.C" style:family="table-column">
      <style:table-column-properties style:column-width="2.1917in" style:rel-column-width="3156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56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736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8" style:family="table-row">
      <style:table-row-properties style:min-row-height="1.0833in" style:keep-together="true" fo:keep-together="auto"/>
    </style:style>
    <style:style style:name="Table1.9" style:family="table-row">
      <style:table-row-properties style:min-row-height="0.3646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5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0pt" style:font-name-asian="Times New Roman1" style:font-size-asian="10pt" style:font-name-complex="Arial2" style:font-size-complex="10pt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8" style:family="paragraph" style:parent-style-name="Standard">
      <style:paragraph-properties fo:margin-top="0in" fo:margin-bottom="0in" fo:line-height="100%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 style:list-style-name="">
      <style:paragraph-properties fo:margin-left="0in" fo:margin-right="0in" fo:margin-top="0in" fo:margin-bottom="0in" fo:line-height="100%" fo:orphans="2" fo:widows="2" fo:text-indent="0in" style:auto-text-indent="false" style:writing-mode="lr-tb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1" style:font-size-asian="10pt" style:font-name-complex="Arial2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Test Case Id</text:p>
          </table:table-cell>
          <table:table-cell table:style-name="Table1.A1" table:number-columns-spanned="2" office:value-type="string">
            <text:p text:style-name="P6">TC-3.1</text:p>
          </table:table-cell>
          <table:covered-table-cell/>
          <table:table-cell office:value-type="string">
            <text:p text:style-name="P4"/>
          </table:table-cell>
        </table:table-row>
        <table:table-row table:style-name="Table1.2">
          <table:table-cell table:style-name="Table1.A1" office:value-type="string">
            <text:p text:style-name="P5">Test Case Name</text:p>
          </table:table-cell>
          <table:table-cell table:style-name="Table1.A1" table:number-columns-spanned="2" office:value-type="string">
            <text:p text:style-name="P1"><text:span text:style-name="T2">Test successful '</text:span><text:span text:style-name="T1"> Admin Car Search</text:span><text:span text:style-name="T2"> '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Cre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C3" table:number-columns-spanned="2" office:value-type="string">
            <text:p text:style-name="P5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Last Updated By</text:p>
          </table:table-cell>
          <table:table-cell table:style-name="Table1.A1" office:value-type="string">
            <text:p text:style-name="P6">Subhash Chander</text:p>
          </table:table-cell>
          <table:table-cell table:style-name="Table1.A1" table:number-columns-spanned="2" office:value-type="string">
            <text:p text:style-name="P10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Description</text:p>
          </table:table-cell>
          <table:table-cell table:style-name="Table1.A1" table:number-columns-spanned="2" office:value-type="string">
            <text:p text:style-name="P6">User will <text:s/>successfully search car, based on company <text:s/>and model nam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reconditions</text:p>
          </table:table-cell>
          <table:table-cell table:style-name="Table1.A1" table:number-columns-spanned="2" office:value-type="string">
            <text:p text:style-name="P6">User must be log in as Admi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ost Conditions</text:p>
          </table:table-cell>
          <table:table-cell table:style-name="Table1.A1" table:number-columns-spanned="2" office:value-type="string">
            <text:p text:style-name="P8">1. Admin will be redirected to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P5">Flow of Events or Steps</text:p>
          </table:table-cell>
          <table:table-cell table:style-name="Table1.A1" table:number-columns-spanned="2" office:value-type="string">
            <text:p text:style-name="P7">1. User will search car by company and model name and click on 'Search' button.</text:p>
            <text:p text:style-name="P7">2. User can see full specification of the car.</text:p>
            <text:p text:style-name="P7">3. User can click on edit option to make any changes.</text:p>
            <text:p text:style-name="P2"><text:span text:style-name="T1">4. User can select ‘Home</text:span><text:bookmark text:name="_GoBack"/><text:span text:style-name="T1">’ button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5">Inclusion/Exclusion Points</text:p>
          </table:table-cell>
          <table:table-cell table:style-name="Table1.A1" table:number-columns-spanned="2" office:value-type="string">
            <text:p text:style-name="P6">TC-5.1, TC-5.2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Special Requirements</text:p>
          </table:table-cell>
          <table:table-cell table:style-name="Table1.A1" table:number-columns-spanned="2" office:value-type="string">
            <text:p text:style-name="P6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18</meta:editing-cycles>
    <meta:creation-date>2015-10-02T19:54:00</meta:creation-date>
    <dc:date>2015-10-12T11:57:14.12</dc:date>
    <meta:editing-duration>PT3M53S</meta:editing-duration>
    <meta:generator>OpenOffice/4.1.1$Win32 OpenOffice.org_project/411m6$Build-9775</meta:generator>
    <meta:document-statistic meta:table-count="1" meta:image-count="0" meta:object-count="0" meta:page-count="1" meta:paragraph-count="25" meta:word-count="112" meta:character-count="63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